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0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color="#000000" style:font-name="Segoe UI Semibold1" fo:font-size="20pt" style:font-name-asian="Segoe UI1" style:font-size-asian="20pt" style:font-name-complex="Segoe UI1" style:font-size-complex="20pt"/>
    </style:style>
    <style:style style:name="T8" style:family="text">
      <style:text-properties fo:color="#000000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000000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0" style:family="text">
      <style:text-properties fo:color="#000000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1" style:family="text">
      <style:text-properties fo:color="#000000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Epistle</text:span></text:p>
            <text:p text:style-name="P1"><text:span text:style-name="T2">Romans 8:28–3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4.76cm" svg:x="1.524cm" svg:y="1.016cm">
          <draw:text-box>
            <text:p text:style-name="P4"><text:span text:style-name="T3">28</text:span><text:span text:style-name="T4">We know that for those who love God all things work together for good, for those who are called according to his purp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6.263cm" svg:x="1.524cm" svg:y="1.016cm">
          <draw:text-box>
            <text:p text:style-name="P4"><text:span text:style-name="T5">29</text:span><text:span text:style-name="T6">For those whom he foreknew he also predestined to be conformed to the image of his Son, in order that he might be the firstborn among many broth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6.263cm" svg:x="1.524cm" svg:y="1.016cm">
          <draw:text-box>
            <text:p text:style-name="P4"><text:span text:style-name="T3">30</text:span><text:span text:style-name="T4">And those whom he predestined he also called, and those whom he called he also justified, and those whom he justified he also glor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638cm" svg:height="7.766cm" svg:x="1.524cm" svg:y="1.016cm">
          <draw:text-box>
            <text:p text:style-name="P4"><text:span text:style-name="T3">31</text:span><text:span text:style-name="T4">What then shall we say to these things? If God is for us, who can be against us? </text:span><text:span text:style-name="T3">32</text:span><text:span text:style-name="T4">He who did not spare his own Son but gave him up for us all, how will he not also with him graciously give us all thing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2" draw:layer="layout" svg:width="24.638cm" svg:height="3.257cm" svg:x="1.524cm" svg:y="1.016cm">
          <draw:text-box>
            <text:p text:style-name="P4"><text:span text:style-name="T5">33</text:span><text:span text:style-name="T6">Who shall bring any charge against God’s elect? It is God who justif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6.263cm" svg:x="1.524cm" svg:y="1.016cm">
          <draw:text-box>
            <text:p text:style-name="P4"><text:span text:style-name="T5">34</text:span><text:span text:style-name="T6">Who is to condemn? Christ Jesus is the one who died—more than that, who was raised—who is at the right hand of God, who indeed is interceding for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7" draw:text-style-name="P6" draw:layer="layout" svg:width="24.638cm" svg:height="5.696cm" svg:x="1.524cm" svg:y="1.016cm">
          <draw:text-box>
            <text:p text:style-name="P4"><text:span text:style-name="T5">35</text:span><text:span text:style-name="T6">Who shall separate us from the love of Christ? Shall tribulation, or distress, or persecution, or famine, or nakedness, or danger, or sword?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5" draw:text-style-name="P6" draw:layer="layout" svg:width="24.638cm" svg:height="7.766cm" svg:x="1.524cm" svg:y="1.016cm">
          <draw:text-box>
            <text:p text:style-name="P5"><text:span text:style-name="T8">36</text:span><text:span text:style-name="T9">As it is written, “For your sake we are being killed all the day long; we are regarded as sheep to be slaughtered.”</text:span></text:p>
            <text:p text:style-name="P5"><text:span text:style-name="T10">37</text:span><text:span text:style-name="T11">No, in all these things we are more than conquerors through him who loved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8" draw:text-style-name="P8" draw:layer="layout" svg:width="24.638cm" svg:height="10.772cm" svg:x="1.524cm" svg:y="1.016cm">
          <draw:text-box>
            <text:p text:style-name="P5"><text:span text:style-name="T11"><text:s/></text:span><text:span text:style-name="T10">38</text:span><text:span text:style-name="T11">For I am sure that neither death nor life, nor angels nor rulers, nor things present nor things to come, nor powers, </text:span><text:span text:style-name="T10">39</text:span><text:span text:style-name="T11">nor height nor depth, nor anything else in all creation, will be able to separate us from the love of God in Christ Jesus our Lord.</text:span></text:p>
            <text:p text:style-name="P5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6:58:03.287000000</meta:creation-date>
    <dc:title>bluwht blank</dc:title>
    <meta:editing-duration>PT8M11S</meta:editing-duration>
    <meta:editing-cycles>5</meta:editing-cycles>
    <meta:generator>LibreOffice/5.3.4.2$Windows_X86_64 LibreOffice_project/f82d347ccc0be322489bf7da61d7e4ad13fe2ff3</meta:generator>
    <dc:date>2017-07-26T15:18:33.490000000</dc:date>
    <meta:document-statistic meta:object-count="62"/>
  </office:meta>
</office:document-meta>
</file>